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Roboto, 'Open Sans', 'Helvetica Neue', sans-serif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1f4b" officeooo:paragraph-rsid="00061f4b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58d9e" officeooo:paragraph-rsid="00061f4b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58d9e" officeooo:paragraph-rsid="00061f4b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61f4b" officeooo:paragraph-rsid="00061f4b" style:font-size-asian="12pt" style:font-size-complex="12pt"/>
    </style:style>
    <style:style style:name="P5" style:family="paragraph" style:parent-style-name="Preformatted_20_Text">
      <style:paragraph-properties fo:line-height="150%"/>
      <style:text-properties style:font-name="Times New Roman" fo:font-size="12pt" officeooo:rsid="00061f4b" officeooo:paragraph-rsid="00061f4b" style:font-size-asian="12pt" style:font-size-complex="12pt"/>
    </style:style>
    <style:style style:name="P6" style:family="paragraph" style:parent-style-name="Preformatted_20_Text">
      <style:paragraph-properties fo:line-height="150%"/>
      <style:text-properties officeooo:paragraph-rsid="00061f4b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061f4b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6a6a6a" style:font-name="arial" fo:font-size="12pt" fo:letter-spacing="normal" fo:font-style="normal" fo:font-weight="bold"/>
    </style:style>
    <style:style style:name="T5" style:family="text">
      <style:text-properties fo:font-variant="normal" fo:text-transform="none" fo:color="#000000" style:font-name="apple-system" fo:font-size="9.75pt" fo:letter-spacing="normal" fo:font-style="normal" fo:font-weight="normal" officeooo:rsid="00061f4b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061f4b" style:font-size-asian="12pt" style:font-size-complex="12pt"/>
    </style:style>
    <style:style style:name="T7" style:family="text">
      <style:text-properties officeooo:rsid="00158d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РЕЦЕНЗИЯ</text:p>
      <text:p text:style-name="P3">руководителя на специалистскую работу</text:p>
      <text:p text:style-name="P2"/>
      <text:p text:style-name="P2">Студентки гр.722</text:p>
      <text:p text:style-name="P2">Мейта Марины Валерьевны</text:p>
      <text:p text:style-name="P2">Томского государственного университета систем управления и радиоэлектроники (ТУСУР)</text:p>
      <text:p text:style-name="P2">Наименование темы специалистской работы: Определение авторства исходного кода.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___________________________________________________________________</text:p>
      <text:p text:style-name="P5">Выполненная квалификационная работа заслуживает оценки <text:span text:style-name="T7">«отлично».</text:span></text:p>
      <text:p text:style-name="P6"><text:span text:style-name="T2">Рецензент: Тушминцев </text:span><text:span text:style-name="Emphasis"><text:span text:style-name="T4">Тушминцев Антон Александрович, </text:span></text:span><text:span text:style-name="Emphasis"><text:span text:style-name="T5">технический директор ООО "ТомскСофт"</text:span></text:span></text:p>
      <text:p text:style-name="P2">«___»___________2017 г.<text:tab/><text:tab/><text:tab/><text:tab/><text:tab/>Подпись _________________________</text:p>
      <text:p text:style-name="P5">Печать предприятия</text:p>
      <text:p text:style-name="P5"/>
      <text:p text:style-name="P5"/>
      <text:p text:style-name="P5">Рецензия должна содержать:</text:p>
      <text:p text:style-name="P5">1) заключение о степени соответствия исполненного проекта (работы)</text:p>
      <text:p text:style-name="P5">заданию;2) характеристику глубины выполнения каждого раздела проекта (рабо-</text:p>
      <text:p text:style-name="P5">ты) и степени использования студентом последних достижений науки и тех-</text:p>
      <text:p text:style-name="P5">ники;</text:p>
      <text:p text:style-name="P5">3) грамотность и качество оформления записки и графической части</text:p>
      <text:p text:style-name="P5">проекта (работы);</text:p>
      <text:p text:style-name="P5">4) перечень положительных качеств проекта (работы) и его основных</text:p>
      <text:p text:style-name="P5"><text:soft-page-break/>недостатков.</text:p>
      <text:p text:style-name="P5">Общая оценка проекта дается по четырехбальной систе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Roboto, 'Open Sans', 'Helvetica Neue', sans-serif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00:13:34.874109331</dc:date>
    <meta:editing-duration>PT20H29M57S</meta:editing-duration>
    <meta:editing-cycles>1</meta:editing-cycles>
    <meta:document-statistic meta:table-count="0" meta:image-count="0" meta:object-count="0" meta:page-count="2" meta:paragraph-count="33" meta:word-count="118" meta:character-count="1803" meta:non-whitespace-character-count="1714"/>
    <meta:generator>LibreOffice/5.2.2.2$Linux_X86_64 LibreOffice_project/20m0$Build-2</meta:generator>
  </office:meta>
</office:document-meta>
</file>